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62000001147168C6FD9B3E552F.png" manifest:media-type="image/png"/>
  <manifest:file-entry manifest:full-path="Pictures/1000000100000440000001862822D14870A1D23E.png" manifest:media-type="image/png"/>
  <manifest:file-entry manifest:full-path="Pictures/10000001000004FA000000A244875A6AC37BF433.png" manifest:media-type="image/png"/>
  <manifest:file-entry manifest:full-path="Pictures/100000010000060C000002860F5E1C6CD8A4AE5F.png" manifest:media-type="image/png"/>
  <manifest:file-entry manifest:full-path="Pictures/100000000000078000000438C8CE5576A67396B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8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1-title-Titelfolie-outline1">
      <style:graphic-properties/>
      <style:paragraph-properties style:writing-mode="lr-tb"/>
    </style:style>
    <style:style style:name="pr5" style:family="presentation" style:parent-style-name="Master1-Layout1-title-Titelfolie-outline1">
      <style:graphic-properties fo:min-height="4.34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text-align="start" fo:text-indent="0cm" style:writing-mode="lr-tb"/>
    </style:style>
    <style:style style:name="P6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3">
        <office:forms form:automatic-focus="false" form:apply-design-mode="false"/>
        <draw:frame draw:name="Titel 1" presentation:style-name="pr1" draw:text-style-name="P2" draw:layer="layout" svg:width="25.4cm" svg:height="6.632cm" svg:x="4.233cm" svg:y="3.118cm" presentation:class="title">
          <draw:text-box>
            <text:p text:style-name="P1">ES6 methods</text:p>
          </draw:text-box>
        </draw:frame>
        <draw:frame draw:name="Untertitel 2" presentation:style-name="pr2" draw:text-style-name="P3" draw:layer="layout" svg:width="25.4cm" svg:height="4.599cm" svg:x="4.233cm" svg:y="10.006cm" presentation:class="subtitle">
          <draw:text-box>
            <text:p text:style-name="P1">Stephan Hug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Array methods</text:p>
              </text:list-item>
              <text:list-item>
                <text:p>Ternary operators</text:p>
              </text:list-item>
              <text:list-item>
                <text:p>Arrow functions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Modernes 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Titelfolie" presentation:presentation-page-layout-name="AL2T1">
        <office:forms form:automatic-focus="false" form:apply-design-mode="false"/>
        <draw:frame presentation:style-name="pr4" draw:text-style-name="P1" draw:layer="layout" svg:width="31.706cm" svg:height="9cm" svg:x="0.794cm" svg:y="6cm" presentation:class="outline" presentation:user-transformed="true">
          <draw:text-box>
            <text:list text:style-name="L2">
              <text:list-item>
                <text:p>forEach</text:p>
              </text:list-item>
              <text:list-item>
                <text:p>map</text:p>
              </text:list-item>
              <text:list-item>
                <text:p>filter</text:p>
              </text:list-item>
              <text:list-item>
                <text:p>sort</text:p>
              </text:list-item>
            </text:list>
          </draw:text-box>
        </draw:frame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Array metho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Ternary operator</text:span></text:p>
          </draw:text-box>
        </draw:frame>
        <draw:frame draw:style-name="gr2" draw:text-style-name="P8" draw:layer="layout" svg:width="33.707cm" svg:height="4.285cm" svg:x="0.086cm" svg:y="7.375cm">
          <draw:image xlink:href="Pictures/10000001000004FA000000A244875A6AC37BF4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Arrow functions</text:span></text:p>
          </draw:text-box>
        </draw:frame>
        <draw:frame draw:style-name="gr3" draw:text-style-name="P9" draw:layer="layout" svg:width="33.866cm" svg:height="14.131cm" svg:x="0.018cm" svg:y="5.519cm">
          <draw:image xlink:href="Pictures/100000010000060C000002860F5E1C6CD8A4AE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Async/await functions</text:span></text:p>
          </draw:text-box>
        </draw:frame>
        <draw:frame draw:style-name="gr2" draw:text-style-name="P8" draw:layer="layout" svg:width="28.786cm" svg:height="10.318cm" svg:x="2.547cm" svg:y="5.528cm">
          <draw:image xlink:href="Pictures/1000000100000440000001862822D14870A1D23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Titelfolie" presentation:presentation-page-layout-name="AL2T1">
        <office:forms form:automatic-focus="false" form:apply-design-mode="false"/>
        <draw:frame presentation:style-name="pr5" draw:text-style-name="P6" draw:layer="layout" svg:width="31.706cm" svg:height="2.5cm" svg:x="0.794cm" svg:y="3.5cm" presentation:class="outline" presentation:user-transformed="true">
          <draw:text-box>
            <text:p text:style-name="P5"><text:span text:style-name="T1">Async/await functions</text:span></text:p>
          </draw:text-box>
        </draw:frame>
        <draw:frame draw:style-name="gr2" draw:text-style-name="P8" draw:layer="layout" svg:width="29.685cm" svg:height="7.302cm" svg:x="2.097cm" svg:y="5.867cm">
          <draw:image xlink:href="Pictures/1000000100000462000001147168C6FD9B3E552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raviola" svg:font-family="Graviola" style:font-pitch="variable"/>
    <style:font-face style:name="Graviola1" svg:font-family="Graviola"/>
    <style:font-face style:name="Graviola2" svg:font-family="Graviola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00000078000000438C8CE5576A67396B1.jpg" xlink:type="simple" xlink:show="embed" xlink:actuate="onLoad"/>
    <draw:fill-image draw:name="a132" xlink:href="Pictures/100000000000078000000438C8CE5576A67396B1.jpg" xlink:type="simple" xlink:show="embed" xlink:actuate="onLoad"/>
    <draw:fill-image draw:name="a184" xlink:href="Pictures/100000000000078000000438C8CE5576A67396B1.jpg" xlink:type="simple" xlink:show="embed" xlink:actuate="onLoad"/>
    <draw:fill-image draw:name="a194" xlink:href="Pictures/100000000000078000000438C8CE5576A67396B1.jpg" xlink:type="simple" xlink:show="embed" xlink:actuate="onLoad"/>
    <draw:fill-image draw:name="a200" xlink:href="Pictures/100000000000078000000438C8CE5576A67396B1.jpg" xlink:type="simple" xlink:show="embed" xlink:actuate="onLoad"/>
    <draw:fill-image draw:name="a231" xlink:href="Pictures/100000000000078000000438C8CE5576A67396B1.jpg" xlink:type="simple" xlink:show="embed" xlink:actuate="onLoad"/>
    <draw:fill-image draw:name="a249" xlink:href="Pictures/100000000000078000000438C8CE5576A67396B1.jpg" xlink:type="simple" xlink:show="embed" xlink:actuate="onLoad"/>
    <draw:fill-image draw:name="a276" xlink:href="Pictures/100000000000078000000438C8CE5576A67396B1.jpg" xlink:type="simple" xlink:show="embed" xlink:actuate="onLoad"/>
    <draw:fill-image draw:name="a30" xlink:href="Pictures/100000000000078000000438C8CE5576A67396B1.jpg" xlink:type="simple" xlink:show="embed" xlink:actuate="onLoad"/>
    <draw:fill-image draw:name="a303" xlink:href="Pictures/100000000000078000000438C8CE5576A67396B1.jpg" xlink:type="simple" xlink:show="embed" xlink:actuate="onLoad"/>
    <draw:fill-image draw:name="a313" xlink:href="Pictures/100000000000078000000438C8CE5576A67396B1.jpg" xlink:type="simple" xlink:show="embed" xlink:actuate="onLoad"/>
    <draw:fill-image draw:name="a340" xlink:href="Pictures/100000000000078000000438C8CE5576A67396B1.jpg" xlink:type="simple" xlink:show="embed" xlink:actuate="onLoad"/>
    <draw:fill-image draw:name="a350" xlink:href="Pictures/100000000000078000000438C8CE5576A67396B1.jpg" xlink:type="simple" xlink:show="embed" xlink:actuate="onLoad"/>
    <draw:fill-image draw:name="a360" xlink:href="Pictures/100000000000078000000438C8CE5576A67396B1.jpg" xlink:type="simple" xlink:show="embed" xlink:actuate="onLoad"/>
    <draw:fill-image draw:name="a387" xlink:href="Pictures/100000000000078000000438C8CE5576A67396B1.jpg" xlink:type="simple" xlink:show="embed" xlink:actuate="onLoad"/>
    <draw:fill-image draw:name="a47" xlink:href="Pictures/100000000000078000000438C8CE5576A67396B1.jpg" xlink:type="simple" xlink:show="embed" xlink:actuate="onLoad"/>
    <draw:fill-image draw:name="a74" xlink:href="Pictures/100000000000078000000438C8CE5576A67396B1.jpg" xlink:type="simple" xlink:show="embed" xlink:actuate="onLoad"/>
    <draw:fill-image draw:name="a88" xlink:href="Pictures/100000000000078000000438C8CE5576A67396B1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CsBe-background" style:family="presentation">
      <style:graphic-properties draw:stroke="none" draw:fill="bitmap" draw:fill-image-name="a0" style:repeat="stretch"/>
      <style:text-properties style:letter-kerning="true"/>
    </style:style>
    <style:style style:name="Master1-CsB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sB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sBe-outline1" style:family="presentation">
      <style:graphic-properties draw:stroke="none" draw:fill="none" draw:auto-grow-height="false" draw:fit-to-size="false" style:shrink-to-fit="true">
        <text:list-style style:name="Master1-CsB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outline2" style:family="presentation" style:parent-style-name="Master1-CsBe-outline1">
      <style:paragraph-properties fo:margin-top="0.4cm" fo:margin-bottom="0cm"/>
      <style:text-properties fo:font-size="28pt" style:font-size-asian="28pt" style:font-size-complex="28pt"/>
    </style:style>
    <style:style style:name="Master1-CsBe-outline3" style:family="presentation" style:parent-style-name="Master1-CsBe-outline2">
      <style:paragraph-properties fo:margin-top="0.3cm" fo:margin-bottom="0cm"/>
      <style:text-properties fo:font-size="24pt" style:font-size-asian="24pt" style:font-size-complex="24pt"/>
    </style:style>
    <style:style style:name="Master1-CsBe-outline4" style:family="presentation" style:parent-style-name="Master1-CsBe-outline3">
      <style:paragraph-properties fo:margin-top="0.2cm" fo:margin-bottom="0cm"/>
      <style:text-properties fo:font-size="20pt" style:font-size-asian="20pt" style:font-size-complex="20pt"/>
    </style:style>
    <style:style style:name="Master1-CsBe-outline5" style:family="presentation" style:parent-style-name="Master1-CsBe-outline4">
      <style:paragraph-properties fo:margin-top="0.1cm" fo:margin-bottom="0cm"/>
      <style:text-properties fo:font-size="20pt" style:font-size-asian="20pt" style:font-size-complex="20pt"/>
    </style:style>
    <style:style style:name="Master1-CsBe-outline6" style:family="presentation" style:parent-style-name="Master1-CsBe-outline5">
      <style:paragraph-properties fo:margin-top="0.1cm" fo:margin-bottom="0cm"/>
      <style:text-properties fo:font-size="20pt" style:font-size-asian="20pt" style:font-size-complex="20pt"/>
    </style:style>
    <style:style style:name="Master1-CsBe-outline7" style:family="presentation" style:parent-style-name="Master1-CsBe-outline6">
      <style:paragraph-properties fo:margin-top="0.1cm" fo:margin-bottom="0cm"/>
      <style:text-properties fo:font-size="20pt" style:font-size-asian="20pt" style:font-size-complex="20pt"/>
    </style:style>
    <style:style style:name="Master1-CsBe-outline8" style:family="presentation" style:parent-style-name="Master1-CsBe-outline7">
      <style:paragraph-properties fo:margin-top="0.1cm" fo:margin-bottom="0cm"/>
      <style:text-properties fo:font-size="20pt" style:font-size-asian="20pt" style:font-size-complex="20pt"/>
    </style:style>
    <style:style style:name="Master1-CsBe-outline9" style:family="presentation" style:parent-style-name="Master1-CsBe-outline8">
      <style:paragraph-properties fo:margin-top="0.1cm" fo:margin-bottom="0cm"/>
      <style:text-properties fo:font-size="20pt" style:font-size-asian="20pt" style:font-size-complex="20pt"/>
    </style:style>
    <style:style style:name="Master1-CsBe-subtitle" style:family="presentation">
      <style:graphic-properties draw:stroke="none" draw:fill="none" draw:textarea-vertical-align="middle">
        <text:list-style style:name="Master1-CsB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sBe-title" style:family="presentation">
      <style:graphic-properties draw:stroke="none" draw:fill="none" draw:textarea-vertical-align="middle">
        <text:list-style style:name="Master1-CsB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bitmap" draw:fill-image-name="a30" style:repeat="stretch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bitmap" draw:fill-image-name="a47" style:repeat="stretch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bitmap" draw:fill-image-name="a74" style:repeat="stretch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bitmap" draw:fill-image-name="a88" style:repeat="stretch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bitmap" draw:fill-image-name="a132" style:repeat="stretch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bitmap" draw:fill-image-name="a184" style:repeat="stretch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bitmap" draw:fill-image-name="a194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bitmap" draw:fill-image-name="a200" style:repeat="stretch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background" style:family="presentation">
      <style:graphic-properties draw:stroke="none" draw:fill="bitmap" draw:fill-image-name="a231" style:repeat="stretch"/>
      <style:text-properties style:letter-kerning="true"/>
    </style:style>
    <style:style style:name="Master1-Layout9-cust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1" style:family="presentation">
      <style:graphic-properties draw:stroke="none" draw:fill="none" draw:auto-grow-height="false" draw:fit-to-size="false" style:shrink-to-fit="true">
        <text:list-style style:name="Master1-Layout9-cust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outline2" style:family="presentation" style:parent-style-name="Master1-Layout9-cust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cust-Bild-mit-Überschrift-outline3" style:family="presentation" style:parent-style-name="Master1-Layout9-cust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cust-Bild-mit-Überschrift-outline4" style:family="presentation" style:parent-style-name="Master1-Layout9-cust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cust-Bild-mit-Überschrift-outline5" style:family="presentation" style:parent-style-name="Master1-Layout9-cust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6" style:family="presentation" style:parent-style-name="Master1-Layout9-cust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7" style:family="presentation" style:parent-style-name="Master1-Layout9-cust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8" style:family="presentation" style:parent-style-name="Master1-Layout9-cust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outline9" style:family="presentation" style:parent-style-name="Master1-Layout9-cust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cust-Bild-mit-Überschrift-subtitle" style:family="presentation">
      <style:graphic-properties draw:stroke="none" draw:fill="none" draw:textarea-vertical-align="middle">
        <text:list-style style:name="Master1-Layout9-cust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Bild-mit-Überschrift-title" style:family="presentation">
      <style:graphic-properties draw:stroke="none" draw:fill="none" draw:textarea-vertical-align="middle">
        <text:list-style style:name="Master1-Layout9-cust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bitmap" draw:fill-image-name="a249" style:repeat="stretch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bitmap" draw:fill-image-name="a276" style:repeat="stretch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background" style:family="presentation">
      <style:graphic-properties draw:stroke="none" draw:fill="bitmap" draw:fill-image-name="a303" style:repeat="stretch"/>
      <style:text-properties style:letter-kerning="true"/>
    </style:style>
    <style:style style:name="Master1-Layout12-cust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1" style:family="presentation">
      <style:graphic-properties draw:stroke="none" draw:fill="none" draw:auto-grow-height="false" draw:fit-to-size="false" style:shrink-to-fit="true">
        <text:list-style style:name="Master1-Layout12-cust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outline2" style:family="presentation" style:parent-style-name="Master1-Layout12-cust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2-cust-Abschnittsüberschrift-outline3" style:family="presentation" style:parent-style-name="Master1-Layout12-cust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2-cust-Abschnittsüberschrift-outline4" style:family="presentation" style:parent-style-name="Master1-Layout12-cust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2-cust-Abschnittsüberschrift-outline5" style:family="presentation" style:parent-style-name="Master1-Layout12-cust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6" style:family="presentation" style:parent-style-name="Master1-Layout12-cust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7" style:family="presentation" style:parent-style-name="Master1-Layout12-cust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8" style:family="presentation" style:parent-style-name="Master1-Layout12-cust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outline9" style:family="presentation" style:parent-style-name="Master1-Layout12-cust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2-cust-Abschnittsüberschrift-subtitle" style:family="presentation">
      <style:graphic-properties draw:stroke="none" draw:fill="none" draw:textarea-vertical-align="middle">
        <text:list-style style:name="Master1-Layout12-cust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Abschnittsüberschrift-title" style:family="presentation">
      <style:graphic-properties draw:stroke="none" draw:fill="none" draw:textarea-vertical-align="middle">
        <text:list-style style:name="Master1-Layout12-cust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background" style:display-name="Master1-Layout13-cust-1_Inhalt-mit-Überschrift-background" style:family="presentation">
      <style:graphic-properties draw:stroke="none" draw:fill="bitmap" draw:fill-image-name="a313" style:repeat="stretch"/>
      <style:text-properties style:letter-kerning="true"/>
    </style:style>
    <style:style style:name="Master1-Layout13-cust-1_5f_Inhalt-mit-Überschrift-backgroundobjects" style:display-name="Master1-Layout13-cust-1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1_5f_Inhalt-mit-Überschrift-notes" style:display-name="Master1-Layout13-cust-1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1" style:display-name="Master1-Layout13-cust-1_Inhalt-mit-Überschrift-outline1" style:family="presentation">
      <style:graphic-properties draw:stroke="none" draw:fill="none" draw:auto-grow-height="false" draw:fit-to-size="false" style:shrink-to-fit="true">
        <text:list-style style:name="Master1-Layout13-cust-1_5f_Inhalt-mit-Überschrift-outline1" style:display-name="Master1-Layout13-cust-1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outline2" style:display-name="Master1-Layout13-cust-1_Inhalt-mit-Überschrift-outline2" style:family="presentation" style:parent-style-name="Master1-Layout13-cust-1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3-cust-1_5f_Inhalt-mit-Überschrift-outline3" style:display-name="Master1-Layout13-cust-1_Inhalt-mit-Überschrift-outline3" style:family="presentation" style:parent-style-name="Master1-Layout13-cust-1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3-cust-1_5f_Inhalt-mit-Überschrift-outline4" style:display-name="Master1-Layout13-cust-1_Inhalt-mit-Überschrift-outline4" style:family="presentation" style:parent-style-name="Master1-Layout13-cust-1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3-cust-1_5f_Inhalt-mit-Überschrift-outline5" style:display-name="Master1-Layout13-cust-1_Inhalt-mit-Überschrift-outline5" style:family="presentation" style:parent-style-name="Master1-Layout13-cust-1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6" style:display-name="Master1-Layout13-cust-1_Inhalt-mit-Überschrift-outline6" style:family="presentation" style:parent-style-name="Master1-Layout13-cust-1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7" style:display-name="Master1-Layout13-cust-1_Inhalt-mit-Überschrift-outline7" style:family="presentation" style:parent-style-name="Master1-Layout13-cust-1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8" style:display-name="Master1-Layout13-cust-1_Inhalt-mit-Überschrift-outline8" style:family="presentation" style:parent-style-name="Master1-Layout13-cust-1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outline9" style:display-name="Master1-Layout13-cust-1_Inhalt-mit-Überschrift-outline9" style:family="presentation" style:parent-style-name="Master1-Layout13-cust-1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3-cust-1_5f_Inhalt-mit-Überschrift-subtitle" style:display-name="Master1-Layout13-cust-1_Inhalt-mit-Überschrift-subtitle" style:family="presentation">
      <style:graphic-properties draw:stroke="none" draw:fill="none" draw:textarea-vertical-align="middle">
        <text:list-style style:name="Master1-Layout13-cust-1_5f_Inhalt-mit-Überschrift-subtitle" style:display-name="Master1-Layout13-cust-1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1_5f_Inhalt-mit-Überschrift-title" style:display-name="Master1-Layout13-cust-1_Inhalt-mit-Überschrift-title" style:family="presentation">
      <style:graphic-properties draw:stroke="none" draw:fill="none" draw:textarea-vertical-align="middle">
        <text:list-style style:name="Master1-Layout13-cust-1_5f_Inhalt-mit-Überschrift-title" style:display-name="Master1-Layout13-cust-1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background" style:display-name="Master1-Layout14-cust-1_Titelfolie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14-cust-1_5f_Titelfolie-backgroundobjects" style:display-name="Master1-Layout14-cust-1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1_5f_Titelfolie-notes" style:display-name="Master1-Layout14-cust-1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1" style:display-name="Master1-Layout14-cust-1_Titelfolie-outline1" style:family="presentation">
      <style:graphic-properties draw:stroke="none" draw:fill="none" draw:auto-grow-height="false" draw:fit-to-size="false" style:shrink-to-fit="true">
        <text:list-style style:name="Master1-Layout14-cust-1_5f_Titelfolie-outline1" style:display-name="Master1-Layout14-cust-1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outline2" style:display-name="Master1-Layout14-cust-1_Titelfolie-outline2" style:family="presentation" style:parent-style-name="Master1-Layout14-cust-1_5f_Titelfolie-outline1">
      <style:paragraph-properties fo:margin-top="0.4cm" fo:margin-bottom="0cm"/>
      <style:text-properties fo:font-size="28pt" style:font-size-asian="28pt" style:font-size-complex="28pt"/>
    </style:style>
    <style:style style:name="Master1-Layout14-cust-1_5f_Titelfolie-outline3" style:display-name="Master1-Layout14-cust-1_Titelfolie-outline3" style:family="presentation" style:parent-style-name="Master1-Layout14-cust-1_5f_Titelfolie-outline2">
      <style:paragraph-properties fo:margin-top="0.3cm" fo:margin-bottom="0cm"/>
      <style:text-properties fo:font-size="24pt" style:font-size-asian="24pt" style:font-size-complex="24pt"/>
    </style:style>
    <style:style style:name="Master1-Layout14-cust-1_5f_Titelfolie-outline4" style:display-name="Master1-Layout14-cust-1_Titelfolie-outline4" style:family="presentation" style:parent-style-name="Master1-Layout14-cust-1_5f_Titelfolie-outline3">
      <style:paragraph-properties fo:margin-top="0.2cm" fo:margin-bottom="0cm"/>
      <style:text-properties fo:font-size="20pt" style:font-size-asian="20pt" style:font-size-complex="20pt"/>
    </style:style>
    <style:style style:name="Master1-Layout14-cust-1_5f_Titelfolie-outline5" style:display-name="Master1-Layout14-cust-1_Titelfolie-outline5" style:family="presentation" style:parent-style-name="Master1-Layout14-cust-1_5f_Titelfolie-outline4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6" style:display-name="Master1-Layout14-cust-1_Titelfolie-outline6" style:family="presentation" style:parent-style-name="Master1-Layout14-cust-1_5f_Titelfolie-outline5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7" style:display-name="Master1-Layout14-cust-1_Titelfolie-outline7" style:family="presentation" style:parent-style-name="Master1-Layout14-cust-1_5f_Titelfolie-outline6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8" style:display-name="Master1-Layout14-cust-1_Titelfolie-outline8" style:family="presentation" style:parent-style-name="Master1-Layout14-cust-1_5f_Titelfolie-outline7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outline9" style:display-name="Master1-Layout14-cust-1_Titelfolie-outline9" style:family="presentation" style:parent-style-name="Master1-Layout14-cust-1_5f_Titelfolie-outline8">
      <style:paragraph-properties fo:margin-top="0.1cm" fo:margin-bottom="0cm"/>
      <style:text-properties fo:font-size="20pt" style:font-size-asian="20pt" style:font-size-complex="20pt"/>
    </style:style>
    <style:style style:name="Master1-Layout14-cust-1_5f_Titelfolie-subtitle" style:display-name="Master1-Layout14-cust-1_Titelfolie-subtitle" style:family="presentation">
      <style:graphic-properties draw:stroke="none" draw:fill="none" draw:textarea-vertical-align="middle">
        <text:list-style style:name="Master1-Layout14-cust-1_5f_Titelfolie-subtitle" style:display-name="Master1-Layout14-cust-1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1_5f_Titelfolie-title" style:display-name="Master1-Layout14-cust-1_Titelfolie-title" style:family="presentation">
      <style:graphic-properties draw:stroke="none" draw:fill="none" draw:textarea-vertical-align="middle">
        <text:list-style style:name="Master1-Layout14-cust-1_5f_Titelfolie-title" style:display-name="Master1-Layout14-cust-1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background" style:display-name="Master1-Layout15-cust-1_Abschnittsüberschrift-background" style:family="presentation">
      <style:graphic-properties draw:stroke="none" draw:fill="bitmap" draw:fill-image-name="a350" style:repeat="stretch"/>
      <style:text-properties style:letter-kerning="true"/>
    </style:style>
    <style:style style:name="Master1-Layout15-cust-1_5f_Abschnittsüberschrift-backgroundobjects" style:display-name="Master1-Layout15-cust-1_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1_5f_Abschnittsüberschrift-notes" style:display-name="Master1-Layout15-cust-1_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1" style:display-name="Master1-Layout15-cust-1_Abschnittsüberschrift-outline1" style:family="presentation">
      <style:graphic-properties draw:stroke="none" draw:fill="none" draw:auto-grow-height="false" draw:fit-to-size="false" style:shrink-to-fit="true">
        <text:list-style style:name="Master1-Layout15-cust-1_5f_Abschnittsüberschrift-outline1" style:display-name="Master1-Layout15-cust-1_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outline2" style:display-name="Master1-Layout15-cust-1_Abschnittsüberschrift-outline2" style:family="presentation" style:parent-style-name="Master1-Layout15-cust-1_5f_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15-cust-1_5f_Abschnittsüberschrift-outline3" style:display-name="Master1-Layout15-cust-1_Abschnittsüberschrift-outline3" style:family="presentation" style:parent-style-name="Master1-Layout15-cust-1_5f_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15-cust-1_5f_Abschnittsüberschrift-outline4" style:display-name="Master1-Layout15-cust-1_Abschnittsüberschrift-outline4" style:family="presentation" style:parent-style-name="Master1-Layout15-cust-1_5f_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15-cust-1_5f_Abschnittsüberschrift-outline5" style:display-name="Master1-Layout15-cust-1_Abschnittsüberschrift-outline5" style:family="presentation" style:parent-style-name="Master1-Layout15-cust-1_5f_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6" style:display-name="Master1-Layout15-cust-1_Abschnittsüberschrift-outline6" style:family="presentation" style:parent-style-name="Master1-Layout15-cust-1_5f_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7" style:display-name="Master1-Layout15-cust-1_Abschnittsüberschrift-outline7" style:family="presentation" style:parent-style-name="Master1-Layout15-cust-1_5f_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8" style:display-name="Master1-Layout15-cust-1_Abschnittsüberschrift-outline8" style:family="presentation" style:parent-style-name="Master1-Layout15-cust-1_5f_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outline9" style:display-name="Master1-Layout15-cust-1_Abschnittsüberschrift-outline9" style:family="presentation" style:parent-style-name="Master1-Layout15-cust-1_5f_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15-cust-1_5f_Abschnittsüberschrift-subtitle" style:display-name="Master1-Layout15-cust-1_Abschnittsüberschrift-subtitle" style:family="presentation">
      <style:graphic-properties draw:stroke="none" draw:fill="none" draw:textarea-vertical-align="middle">
        <text:list-style style:name="Master1-Layout15-cust-1_5f_Abschnittsüberschrift-subtitle" style:display-name="Master1-Layout15-cust-1_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1_5f_Abschnittsüberschrift-title" style:display-name="Master1-Layout15-cust-1_Abschnittsüberschrift-title" style:family="presentation">
      <style:graphic-properties draw:stroke="none" draw:fill="none" draw:textarea-vertical-align="middle">
        <text:list-style style:name="Master1-Layout15-cust-1_5f_Abschnittsüberschrift-title" style:display-name="Master1-Layout15-cust-1_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background" style:display-name="Master1-Layout16-cust-2_Inhalt-mit-Überschrift-background" style:family="presentation">
      <style:graphic-properties draw:stroke="none" draw:fill="bitmap" draw:fill-image-name="a360" style:repeat="stretch"/>
      <style:text-properties style:letter-kerning="true"/>
    </style:style>
    <style:style style:name="Master1-Layout16-cust-2_5f_Inhalt-mit-Überschrift-backgroundobjects" style:display-name="Master1-Layout16-cust-2_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Inhalt-mit-Überschrift-notes" style:display-name="Master1-Layout16-cust-2_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1" style:display-name="Master1-Layout16-cust-2_Inhalt-mit-Überschrift-outline1" style:family="presentation">
      <style:graphic-properties draw:stroke="none" draw:fill="none" draw:auto-grow-height="false" draw:fit-to-size="false" style:shrink-to-fit="true">
        <text:list-style style:name="Master1-Layout16-cust-2_5f_Inhalt-mit-Überschrift-outline1" style:display-name="Master1-Layout16-cust-2_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outline2" style:display-name="Master1-Layout16-cust-2_Inhalt-mit-Überschrift-outline2" style:family="presentation" style:parent-style-name="Master1-Layout16-cust-2_5f_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16-cust-2_5f_Inhalt-mit-Überschrift-outline3" style:display-name="Master1-Layout16-cust-2_Inhalt-mit-Überschrift-outline3" style:family="presentation" style:parent-style-name="Master1-Layout16-cust-2_5f_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16-cust-2_5f_Inhalt-mit-Überschrift-outline4" style:display-name="Master1-Layout16-cust-2_Inhalt-mit-Überschrift-outline4" style:family="presentation" style:parent-style-name="Master1-Layout16-cust-2_5f_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16-cust-2_5f_Inhalt-mit-Überschrift-outline5" style:display-name="Master1-Layout16-cust-2_Inhalt-mit-Überschrift-outline5" style:family="presentation" style:parent-style-name="Master1-Layout16-cust-2_5f_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6" style:display-name="Master1-Layout16-cust-2_Inhalt-mit-Überschrift-outline6" style:family="presentation" style:parent-style-name="Master1-Layout16-cust-2_5f_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7" style:display-name="Master1-Layout16-cust-2_Inhalt-mit-Überschrift-outline7" style:family="presentation" style:parent-style-name="Master1-Layout16-cust-2_5f_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8" style:display-name="Master1-Layout16-cust-2_Inhalt-mit-Überschrift-outline8" style:family="presentation" style:parent-style-name="Master1-Layout16-cust-2_5f_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outline9" style:display-name="Master1-Layout16-cust-2_Inhalt-mit-Überschrift-outline9" style:family="presentation" style:parent-style-name="Master1-Layout16-cust-2_5f_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16-cust-2_5f_Inhalt-mit-Überschrift-subtitle" style:display-name="Master1-Layout16-cust-2_Inhalt-mit-Überschrift-subtitle" style:family="presentation">
      <style:graphic-properties draw:stroke="none" draw:fill="none" draw:textarea-vertical-align="middle">
        <text:list-style style:name="Master1-Layout16-cust-2_5f_Inhalt-mit-Überschrift-subtitle" style:display-name="Master1-Layout16-cust-2_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Inhalt-mit-Überschrift-title" style:display-name="Master1-Layout16-cust-2_Inhalt-mit-Überschrift-title" style:family="presentation">
      <style:graphic-properties draw:stroke="none" draw:fill="none" draw:textarea-vertical-align="middle">
        <text:list-style style:name="Master1-Layout16-cust-2_5f_Inhalt-mit-Überschrift-title" style:display-name="Master1-Layout16-cust-2_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0" style:repeat="stretch"/>
    </style:style>
    <style:style style:name="Mdp3" style:family="drawing-page">
      <style:drawing-page-properties draw:background-size="border" draw:fill="bitmap" draw:fill-image-name="a47" style:repeat="stretch"/>
    </style:style>
    <style:style style:name="Mdp4" style:family="drawing-page">
      <style:drawing-page-properties draw:background-size="border" draw:fill="bitmap" draw:fill-image-name="a74" style:repeat="stretch"/>
    </style:style>
    <style:style style:name="Mdp5" style:family="drawing-page">
      <style:drawing-page-properties draw:background-size="border" draw:fill="bitmap" draw:fill-image-name="a88" style:repeat="stretch"/>
    </style:style>
    <style:style style:name="Mdp6" style:family="drawing-page">
      <style:drawing-page-properties draw:background-size="border" draw:fill="bitmap" draw:fill-image-name="a132" style:repeat="stretch"/>
    </style:style>
    <style:style style:name="Mdp7" style:family="drawing-page">
      <style:drawing-page-properties draw:background-size="border" draw:fill="bitmap" draw:fill-image-name="a184" style:repeat="stretch"/>
    </style:style>
    <style:style style:name="Mdp8" style:family="drawing-page">
      <style:drawing-page-properties draw:background-size="border" draw:fill="bitmap" draw:fill-image-name="a194" style:repeat="stretch"/>
    </style:style>
    <style:style style:name="Mdp9" style:family="drawing-page">
      <style:drawing-page-properties draw:background-size="border" draw:fill="bitmap" draw:fill-image-name="a200" style:repeat="stretch"/>
    </style:style>
    <style:style style:name="Mdp10" style:family="drawing-page">
      <style:drawing-page-properties draw:background-size="border" draw:fill="bitmap" draw:fill-image-name="a231" style:repeat="stretch"/>
    </style:style>
    <style:style style:name="Mdp11" style:family="drawing-page">
      <style:drawing-page-properties draw:background-size="border" draw:fill="bitmap" draw:fill-image-name="a249" style:repeat="stretch"/>
    </style:style>
    <style:style style:name="Mdp12" style:family="drawing-page">
      <style:drawing-page-properties draw:background-size="border" draw:fill="bitmap" draw:fill-image-name="a276" style:repeat="stretch"/>
    </style:style>
    <style:style style:name="Mdp13" style:family="drawing-page">
      <style:drawing-page-properties draw:background-size="border" draw:fill="bitmap" draw:fill-image-name="a303" style:repeat="stretch"/>
    </style:style>
    <style:style style:name="Mdp14" style:family="drawing-page">
      <style:drawing-page-properties draw:background-size="border" draw:fill="bitmap" draw:fill-image-name="a313" style:repeat="stretch"/>
    </style:style>
    <style:style style:name="Mdp15" style:family="drawing-page">
      <style:drawing-page-properties draw:background-size="border" draw:fill="bitmap" draw:fill-image-name="a340" style:repeat="stretch"/>
    </style:style>
    <style:style style:name="Mdp16" style:family="drawing-page">
      <style:drawing-page-properties draw:background-size="border" draw:fill="bitmap" draw:fill-image-name="a350" style:repeat="stretch"/>
    </style:style>
    <style:style style:name="Mdp17" style:family="drawing-page">
      <style:drawing-page-properties draw:background-size="border" draw:fill="bitmap" draw:fill-image-name="a360" style:repeat="stretch"/>
    </style:style>
    <style:style style:name="Mdp1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5f6f8" draw:opacity="100%" draw:textarea-horizontal-align="left" draw:textarea-vertical-align="top" draw:auto-grow-height="true" draw:auto-grow-width="false" fo:min-height="0.805cm" fo:padding-top="0.1cm" fo:padding-bottom="0.1cm" fo:padding-left="0.1cm" fo:padding-right="0.1cm" fo:wrap-option="wrap"/>
      <style:paragraph-properties style:writing-mode="lr-tb"/>
    </style:style>
    <style:style style:name="Mpr1" style:family="presentation" style:parent-style-name="Master1-CsB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sB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sB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sB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aster1-CsB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aster1-Layout3-secHead-Abschnitts-_a_überschrif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6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8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Master1-Layout9-cust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cust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cust-Bild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cust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cust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Master1-Layout9-cust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5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6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7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58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2-cust-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62" style:family="presentation" style:parent-style-name="Master1-Layout12-cust-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63" style:family="presentation" style:parent-style-name="Master1-Layout12-cust-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4" style:family="presentation" style:parent-style-name="Master1-Layout12-cust-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5" style:family="presentation" style:parent-style-name="Master1-Layout13-cust-1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66" style:family="presentation" style:parent-style-name="Master1-Layout13-cust-1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13-cust-1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13-cust-1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Master1-Layout13-cust-1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Master1-Layout14-cust-1_5f_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1" style:family="presentation" style:parent-style-name="Master1-Layout14-cust-1_5f_Titelfoli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2" style:family="presentation" style:parent-style-name="Master1-Layout14-cust-1_5f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4-cust-1_5f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4" style:family="presentation" style:parent-style-name="Master1-Layout15-cust-1_5f_Abschnitts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.127cm" fo:padding-left="0.254cm" fo:padding-right="0.051cm" fo:wrap-option="wrap"/>
      <style:paragraph-properties style:writing-mode="lr-tb"/>
    </style:style>
    <style:style style:name="Mpr75" style:family="presentation" style:parent-style-name="Master1-Layout15-cust-1_5f_Abschnittsüberschrift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cm" fo:padding-right="0.051cm" fo:wrap-option="wrap"/>
      <style:paragraph-properties style:writing-mode="lr-tb"/>
    </style:style>
    <style:style style:name="Mpr76" style:family="presentation" style:parent-style-name="Master1-Layout15-cust-1_5f_Abschnitts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Master1-Layout15-cust-1_5f_Abschnitts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Master1-Layout16-cust-2_5f_Inhalt-mit-Über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051cm" fo:padding-right="0.051cm" fo:wrap-option="wrap"/>
      <style:paragraph-properties style:writing-mode="lr-tb"/>
    </style:style>
    <style:style style:name="Mpr79" style:family="presentation" style:parent-style-name="Master1-Layout16-cust-2_5f_Inhalt-mit-Überschrift-title">
      <style:graphic-properties draw:stroke="none" draw:fill="none" draw:textarea-horizontal-align="left" draw:textarea-vertical-align="top" draw:auto-grow-height="false" draw:auto-grow-width="false" fo:padding-top="0cm" fo:padding-bottom="0.127cm" fo:padding-left="0.254cm" fo:padding-right="0.254cm" fo:wrap-option="wrap"/>
      <style:paragraph-properties style:writing-mode="lr-tb"/>
    </style:style>
    <style:style style:name="Mpr80" style:family="presentation" style:parent-style-name="Master1-Layout16-cust-2_5f_Inhalt-mit-Überschrif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6-cust-2_5f_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Master1-Layout16-cust-2_5f_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357cm" fo:margin-right="0cm" fo:margin-top="0.199cm" fo:margin-bottom="0cm" fo:line-height="90%" fo:text-align="start" fo:text-indent="-0.357cm" style:punctuation-wrap="hanging" style:writing-mode="lr-tb">
        <style:tab-stops/>
      </style:paragraph-properties>
    </style:style>
    <style:style style:name="MP8" style:family="paragraph">
      <style:paragraph-properties fo:margin-left="1.072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9" style:family="paragraph">
      <style:paragraph-properties fo:margin-left="1.786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0" style:family="paragraph">
      <style:paragraph-properties fo:margin-left="2.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1" style:family="paragraph">
      <style:paragraph-properties fo:margin-left="3.215cm" fo:margin-right="0cm" fo:margin-top="0.097cm" fo:margin-bottom="0cm" fo:line-height="90%" fo:text-align="start" fo:text-indent="-0.357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loext:graphic-properties draw:fill="solid" draw:fill-color="#f5f6f8" draw:opacity="100%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99cm" fo:margin-bottom="0cm" fo:line-height="9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none"/>
      <style:paragraph-properties style:writing-mode="tb-rl" style:font-independent-line-spacing="true"/>
    </style:style>
    <style:style style:name="MP19" style:family="paragraph">
      <style:paragraph-properties fo:margin-left="0cm" fo:margin-right="0.095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.127cm" fo:margin-top="0.199cm" fo:margin-bottom="0cm" fo:line-height="9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6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Graviola2" fo:font-size="6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MT9" style:family="text">
      <style:text-properties fo:font-variant="normal" fo:text-transform="none" fo:color="#767171" loext:opacity="100%" style:text-line-through-style="none" style:text-line-through-type="none" style:text-position="0% 100%" style:font-name="Graviola2" fo:font-size="9.5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.5pt" style:font-style-asian="normal" style:font-weight-asian="bold" style:font-size-complex="9.5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8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2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22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MT14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3.5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3.5pt" style:font-style-asian="normal" style:font-weight-asian="bold" style:font-size-complex="13.5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Graviola1" fo:font-size="13.5pt" fo:letter-spacing="normal" fo:language="de" fo:country="DE" fo:font-style="normal" fo:text-shadow="1pt 1pt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16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1.300000190734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1.3000001907349pt" style:font-style-asian="normal" style:font-weight-asian="normal" style:font-size-complex="11.3000001907349pt" style:font-style-complex="normal" style:font-weight-complex="normal"/>
    </style:style>
    <style:style style:name="MT17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1000003814697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1000003814697pt" style:font-style-asian="normal" style:font-weight-asian="normal" style:font-size-complex="10.1000003814697pt" style:font-style-complex="normal" style:font-weight-complex="normal"/>
    </style:style>
    <style:style style:name="MT18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9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19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33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33pt" style:font-style-asian="normal" style:font-weight-asian="bold" style:font-name-complex="Tahoma" style:font-size-complex="33pt" style:font-style-complex="normal" style:font-weight-complex="bold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ahoma" style:font-size-complex="18pt" style:font-style-complex="normal" style:font-weight-complex="normal"/>
    </style:style>
    <style:style style:name="MT21" style:family="text">
      <style:text-properties fo:font-variant="normal" fo:text-transform="none" fo:color="#262626" loext:opacity="100%" style:text-line-through-style="none" style:text-line-through-type="none" style:text-position="0% 100%" style:font-name="Graviola1" fo:font-size="10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22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3" style:family="text">
      <style:text-properties fo:font-variant="normal" fo:text-transform="none" fo:color="#b1b1b1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ahoma" style:font-size-complex="24pt" style:font-style-complex="normal" style:font-weight-complex="normal"/>
    </style:style>
    <style:style style:name="MT25" style:family="text">
      <style:text-properties fo:font-variant="normal" fo:text-transform="none" fo:color="#4ce4ad" loext:opacity="100%" style:text-line-through-style="none" style:text-line-through-type="none" style:text-position="0% 100%" style:font-name="Tahoma" fo:font-size="44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name-complex="Tahoma" style:font-size-complex="44pt" style:font-style-complex="normal" style:font-weight-complex="bold"/>
    </style:style>
    <style:style style:name="MT26" style:family="text">
      <style:text-properties fo:font-variant="normal" fo:text-transform="none" fo:color="#44546a" loext:opacity="100%" style:text-line-through-style="none" style:text-line-through-type="none" style:text-position="0% 100%" style:font-name="Tahoma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name-complex="Tahoma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0.714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1.429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2.143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2.858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3.572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4.286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5.001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5.715cm" text:min-label-width="0.35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14cm"/>
        <style:text-properties style:use-window-font-color="true" fo:font-size="45%"/>
      </text:list-level-style-number>
      <text:list-level-style-number text:level="3" style:num-format="">
        <style:list-level-properties text:space-before="1.429cm"/>
        <style:text-properties style:use-window-font-color="true" fo:font-size="45%"/>
      </text:list-level-style-number>
      <text:list-level-style-number text:level="4" style:num-format="">
        <style:list-level-properties text:space-before="2.143cm"/>
        <style:text-properties style:use-window-font-color="true" fo:font-size="45%"/>
      </text:list-level-style-number>
      <text:list-level-style-number text:level="5" style:num-format="">
        <style:list-level-properties text:space-before="2.858cm"/>
        <style:text-properties style:use-window-font-color="true" fo:font-size="45%"/>
      </text:list-level-style-number>
      <text:list-level-style-number text:level="6" style:num-format="">
        <style:list-level-properties text:space-before="3.572cm"/>
        <style:text-properties style:use-window-font-color="true" fo:font-size="45%"/>
      </text:list-level-style-number>
      <text:list-level-style-number text:level="7" style:num-format="">
        <style:list-level-properties text:space-before="4.286cm"/>
        <style:text-properties style:use-window-font-color="true" fo:font-size="45%"/>
      </text:list-level-style-number>
      <text:list-level-style-number text:level="8" style:num-format="">
        <style:list-level-properties text:space-before="5.001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18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CsBe" style:page-layout-name="PM1" draw:style-name="Mdp1">
      <draw:frame draw:name="Titelplatzhalter 1" presentation:style-name="Mpr1" draw:text-style-name="MP6" draw:layer="backgroundobjects" svg:width="23.499cm" svg:height="2.619cm" svg:x="8.039cm" svg:y="0cm" presentation:class="title">
        <draw:text-box>
          <text:p text:style-name="MP5"><text:span text:style-name="MT2">Titelmasterformat durch Klicken bearbeiten</text:span></text:p>
        </draw:text-box>
      </draw:frame>
      <draw:frame draw:name="Textplatzhalter 2" presentation:style-name="Mpr2" draw:text-style-name="MP6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Formatvorlagen des Textmasters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draw:name="Textfeld 4" draw:style-name="Mgr3" draw:text-style-name="MP14" draw:layer="backgroundobjects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presentation:notes style:page-layout-name="PM0">
        <draw:page-thumbnail presentation:style-name="Master1-CsBe-title" draw:layer="backgroundobjects" svg:width="19.798cm" svg:height="11.136cm" svg:x="0.6cm" svg:y="2.257cm" presentation:class="page"/>
        <draw:frame presentation:style-name="Master1-CsB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2">
      <office:forms form:automatic-focus="false" form:apply-design-mode="false"/>
      <draw:frame draw:name="Textfeld 3" draw:style-name="Mgr3" draw:text-style-name="MP14" draw:layer="Master1-bg" svg:width="9.066cm" svg:height="1.005cm" svg:x="0.9cm" svg:y="17.335cm">
        <draw:text-box>
          <text:p text:style-name="MP13"><text:span text:style-name="MT9">Seit dem Jahr 2000 das ICT-Ausbildungszentrum in Bern</text:span></text:p>
        </draw:text-box>
      </draw:frame>
      <draw:frame draw:name="Titel 1" presentation:style-name="Mpr6" draw:text-style-name="MP6" draw:layer="backgroundobjects" svg:width="25.4cm" svg:height="6.632cm" svg:x="4.233cm" svg:y="3.118cm" presentation:class="title">
        <draw:text-box>
          <text:p text:style-name="MP15"><text:span text:style-name="MT10">Mastertitelformat bearbeiten</text:span></text:p>
        </draw:text-box>
      </draw:frame>
      <draw:frame draw:name="Untertitel 2" presentation:style-name="Mpr7" draw:text-style-name="MP6" draw:layer="backgroundobjects" svg:width="25.4cm" svg:height="4.599cm" svg:x="4.233cm" svg:y="10.006cm" presentation:class="subtitle">
        <draw:text-box>
          <text:p text:style-name="MP16"><text:span text:style-name="MT11">Master-Untertitelformat bearbeiten</text:span></text:p>
        </draw:text-box>
      </draw:frame>
      <draw:frame draw:name="Foliennummernplatzhalter 5" presentation:style-name="Mpr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3">
      <draw:frame draw:name="Titel 1" presentation:style-name="Mpr1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12" draw:text-style-name="MP6" draw:layer="backgroundobjects" svg:width="29.21cm" svg:height="12.087cm" svg:x="2.328cm" svg:y="3.501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12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1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4">
      <draw:frame draw:name="Titel 1" presentation:style-name="Mpr16" draw:text-style-name="MP6" draw:layer="Master1-bg" svg:width="29.21cm" svg:height="7.924cm" svg:x="2.311cm" svg:y="4.749cm" presentation:class="title">
        <draw:text-box>
          <text:p text:style-name="MP5"><text:span text:style-name="MT13">Mastertitelformat bearbeiten</text:span></text:p>
        </draw:text-box>
      </draw:frame>
      <draw:frame draw:name="Textplatzhalter 2" presentation:style-name="Mpr17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7"><text:span text:style-name="MT11">Mastertextformat bearbeiten</text:span></text:p>
            </text:list-item>
          </text:list>
        </draw:text-box>
      </draw:frame>
      <draw:frame draw:name="Foliennummernplatzhalter 5" presentation:style-name="Mpr1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5">
      <draw:frame draw:name="Titel 1" presentation:style-name="Mpr2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Inhaltsplatzhalter 2" presentation:style-name="Mpr22" draw:text-style-name="MP6" draw:layer="backgroundobjects" svg:width="14.393cm" svg:height="12.087cm" svg:x="2.328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6" draw:layer="backgroundobjects" svg:width="14.393cm" svg:height="12.087cm" svg:x="17.145cm" svg:y="3.5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6">
      <draw:frame draw:name="Titel 1" presentation:style-name="Mpr26" draw:text-style-name="MP6" draw:layer="Master1-bg" svg:width="23.5cm" svg:height="2.62cm" svg:x="8.04cm" svg:y="0cm" presentation:class="title">
        <draw:text-box>
          <text:p text:style-name="MP5"><text:span text:style-name="MT2">Mastertitelformat bearbeiten</text:span></text:p>
        </draw:text-box>
      </draw:frame>
      <draw:frame draw:name="Textplatzhalter 2" presentation:style-name="Mpr27" draw:text-style-name="MP6" draw:layer="backgroundobjects" svg:width="14.327cm" svg:height="2.289cm" svg:x="2.333cm" svg:y="3.135cm" presentation:class="outline">
        <draw:text-box>
          <text:list text:style-name="ML2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3" presentation:style-name="Mpr28" draw:text-style-name="MP6" draw:layer="backgroundobjects" svg:width="14.327cm" svg:height="10.235cm" svg:x="2.333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27" draw:text-style-name="MP6" draw:layer="backgroundobjects" svg:width="14.398cm" svg:height="2.289cm" svg:x="17.145cm" svg:y="3.135cm" presentation:class="outline">
        <draw:text-box>
          <text:list text:style-name="ML5">
            <text:list-item>
              <text:p text:style-name="MP17"><text:span text:style-name="MT14">Mastertextformat bearbeiten</text:span></text:p>
            </text:list-item>
          </text:list>
        </draw:text-box>
      </draw:frame>
      <draw:frame draw:name="Inhaltsplatzhalter 5" presentation:style-name="Mpr28" draw:text-style-name="MP6" draw:layer="backgroundobjects" svg:width="14.398cm" svg:height="10.235cm" svg:x="17.145cm" svg:y="5.424cm" presentation:class="title">
        <draw:text-box>
          <text:list text:style-name="ML4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29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7">
      <draw:frame draw:name="Titel 1" presentation:style-name="Mpr32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Foliennummernplatzhalter 5" presentation:style-name="Mpr3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8">
      <draw:frame draw:name="Foliennummernplatzhalter 5" presentation:style-name="Mpr36" draw:text-style-name="MP6" draw:layer="Master1-bg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9">
      <draw:frame draw:name="Titel 1" presentation:style-name="Mpr39" draw:text-style-name="MP6" draw:layer="Master1-bg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Inhaltsplatzhalter 2" presentation:style-name="Mpr40" draw:text-style-name="MP6" draw:layer="backgroundobjects" svg:width="17.145cm" svg:height="13.1cm" svg:x="14.398cm" svg:y="2.743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6">Zweite Ebene</text:span></text:p>
                  <text:list>
                    <text:list-item>
                      <text:p text:style-name="MP9"><text:span text:style-name="MT17">Dritte Ebene</text:span></text:p>
                      <text:list>
                        <text:list-item>
                          <text:p text:style-name="MP10"><text:span text:style-name="MT18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1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2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cust-Bild-mit-Überschrift" style:page-layout-name="PM1" draw:style-name="Mdp10">
      <draw:frame draw:name="Bildplatzhalter 2" presentation:style-name="Mpr45" draw:text-style-name="MP6" draw:layer="Master1-bg" svg:width="17.145cm" svg:height="13.1cm" svg:x="14.398cm" svg:y="2.743cm" presentation:class="title">
        <draw:text-box>
          <text:p text:style-name="MP17"><text:span text:style-name="MT4">Bild durch Klicken auf Symbol hinzufügen</text:span></text:p>
        </draw:text-box>
      </draw:frame>
      <draw:frame draw:name="Titel 1" presentation:style-name="Mpr46" draw:text-style-name="MP6" draw:layer="backgroundobjects" svg:width="10.923cm" svg:height="2.5cm" svg:x="2.333cm" svg:y="2.715cm" presentation:class="title">
        <draw:text-box>
          <text:p text:style-name="MP5"><text:span text:style-name="MT15">Mastertitelformat bearbeiten</text:span></text:p>
        </draw:text-box>
      </draw:frame>
      <draw:frame draw:name="Textplatzhalter 3" presentation:style-name="Mpr47" draw:text-style-name="MP6" draw:layer="backgroundobjects" svg:width="10.923cm" svg:height="10.588cm" svg:x="2.333cm" svg:y="5.215cm" presentation:class="outline">
        <draw:text-box>
          <text:list text:style-name="ML2">
            <text:list-item>
              <text:p text:style-name="MP17"><text:span text:style-name="MT18">Mastertextformat bearbeiten</text:span></text:p>
            </text:list-item>
          </text:list>
        </draw:text-box>
      </draw:frame>
      <draw:frame draw:name="Foliennummernplatzhalter 5" presentation:style-name="Mpr4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9-cust-Bild-mit-Überschrift-title" draw:layer="backgroundobjects" svg:width="0.001cm" svg:height="0.001cm" svg:x="0cm" svg:y="2.257cm" presentation:class="page"/>
        <draw:frame presentation:style-name="Master1-Layout9-cust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1">
      <draw:frame draw:name="Titel 1" presentation:style-name="Mpr51" draw:text-style-name="MP6" draw:layer="Master1-bg" svg:width="23.499cm" svg:height="2.619cm" svg:x="8.039cm" svg:y="0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2" draw:text-style-name="MP18" draw:layer="backgroundobjects" svg:width="29.21cm" svg:height="12.087cm" svg:x="2.328cm" svg:y="3.5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3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2">
      <draw:frame draw:name="Vertikaler Titel 1" presentation:style-name="Mpr56" draw:text-style-name="MP18" draw:layer="Master1-bg" svg:width="7.302cm" svg:height="13.1cm" svg:x="24.236cm" svg:y="2.7cm" presentation:class="title">
        <draw:text-box>
          <text:p text:style-name="MP5"><text:span text:style-name="MT2">Mastertitelformat bearbeiten</text:span></text:p>
        </draw:text-box>
      </draw:frame>
      <draw:frame draw:name="Vertikaler Textplatzhalter 2" presentation:style-name="Mpr57" draw:text-style-name="MP18" draw:layer="backgroundobjects" svg:width="21.484cm" svg:height="13.1cm" svg:x="2.328cm" svg:y="2.7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8" draw:text-style-name="MP6" draw:layer="backgroundobjects" svg:width="7.62cm" svg:height="1.014cm" svg:x="23.918cm" svg:y="17.657cm" presentation:class="page-number">
        <draw:text-box>
          <text:p text:style-name="MP12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2-cust-Abschnittsüberschrift" style:page-layout-name="PM1" draw:style-name="Mdp13">
      <draw:frame draw:name="Titel 8" presentation:style-name="Mpr61" draw:text-style-name="MP6" draw:layer="Master1-bg" svg:width="29.08cm" svg:height="5.08cm" svg:x="1.976cm" svg:y="3.81cm" presentation:class="title">
        <draw:text-box>
          <text:p text:style-name="MP15"><text:span text:style-name="MT19">Mastertitelformat bearbeiten</text:span></text:p>
        </draw:text-box>
      </draw:frame>
      <draw:frame draw:name="Untertitel 16" presentation:style-name="Mpr62" draw:text-style-name="MP6" draw:layer="backgroundobjects" svg:width="29.091cm" svg:height="4.868cm" svg:x="1.976cm" svg:y="10.411cm" presentation:class="subtitle">
        <draw:text-box>
          <text:p text:style-name="MP19"><text:span text:style-name="MT20">Master-Untertitelformat bearbeiten</text:span></text:p>
        </draw:text-box>
      </draw:frame>
      <presentation:notes style:page-layout-name="PM0">
        <draw:page-thumbnail presentation:style-name="Master1-Layout12-cust-Abschnittsüberschrift-title" draw:layer="backgroundobjects" svg:width="0.001cm" svg:height="0.001cm" svg:x="0cm" svg:y="2.257cm" presentation:class="page"/>
        <draw:frame presentation:style-name="Master1-Layout12-cust-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3-cust-1_5f_Inhalt-mit-Überschrift" style:display-name="Master1-Layout13-cust-1_Inhalt-mit-Überschrift" style:page-layout-name="PM1" draw:style-name="Mdp14">
      <draw:frame draw:name="Textplatzhalter 2" presentation:style-name="Mpr65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21">Mastertextformat bearbeiten</text:span></text:p>
            </text:list-item>
          </text:list>
        </draw:text-box>
      </draw:frame>
      <draw:frame draw:name="Inhaltsplatzhalter 3" presentation:style-name="Mpr66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11">Mastertextformat bearbeiten</text:span></text:p>
              <text:list>
                <text:list-item>
                  <text:p text:style-name="MP8"><text:span text:style-name="MT11">Zweite Ebene</text:span></text:p>
                  <text:list>
                    <text:list-item>
                      <text:p text:style-name="MP9"><text:span text:style-name="MT6">Dritte Ebene</text:span></text:p>
                      <text:list>
                        <text:list-item>
                          <text:p text:style-name="MP10"><text:span text:style-name="MT21">Vierte Ebene</text:span></text:p>
                          <text:list>
                            <text:list-item>
                              <text:p text:style-name="MP11"><text:span text:style-name="MT1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67" draw:text-style-name="MP6" draw:layer="backgroundobjects" svg:width="30.762cm" svg:height="3.175cm" svg:x="1.693cm" svg:y="1.956cm" presentation:class="title">
        <draw:text-box>
          <text:p text:style-name="MP15"><text:span text:style-name="MT22">Mastertitelformat bearbeiten</text:span></text:p>
        </draw:text-box>
      </draw:frame>
      <presentation:notes style:page-layout-name="PM0">
        <draw:page-thumbnail presentation:style-name="Master1-Layout13-cust-1_5f_Inhalt-mit-Überschrift-title" draw:layer="backgroundobjects" svg:width="0.001cm" svg:height="0.001cm" svg:x="0cm" svg:y="2.257cm" presentation:class="page"/>
        <draw:frame presentation:style-name="Master1-Layout13-cust-1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4-cust-1_5f_Titelfolie" style:display-name="Master1-Layout14-cust-1_Titelfolie" style:page-layout-name="PM1" draw:style-name="Mdp15">
      <draw:frame draw:name="Titel 8" presentation:style-name="Mpr70" draw:text-style-name="MP6" draw:layer="Master1-bg" svg:width="29.08cm" svg:height="5.08cm" svg:x="1.976cm" svg:y="3.81cm" presentation:class="title">
        <draw:text-box>
          <text:p text:style-name="MP15"><text:span text:style-name="MT23">Mastertitelformat </text:span><text:span text:style-name="MT23">bearbeiten</text:span></text:p>
        </draw:text-box>
      </draw:frame>
      <draw:frame draw:name="Untertitel 16" presentation:style-name="Mpr71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4-cust-1_5f_Titelfolie-title" draw:layer="backgroundobjects" svg:width="0.001cm" svg:height="0.001cm" svg:x="0cm" svg:y="2.257cm" presentation:class="page"/>
        <draw:frame presentation:style-name="Master1-Layout14-cust-1_5f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5-cust-1_5f_Abschnittsüberschrift" style:display-name="Master1-Layout15-cust-1_Abschnittsüberschrift" style:page-layout-name="PM1" draw:style-name="Mdp16">
      <draw:frame draw:name="Titel 8" presentation:style-name="Mpr74" draw:text-style-name="MP6" draw:layer="Master1-bg" svg:width="29.08cm" svg:height="5.08cm" svg:x="1.976cm" svg:y="3.81cm" presentation:class="title">
        <draw:text-box>
          <text:p text:style-name="MP15"><text:span text:style-name="MT25">Mastertitelformat </text:span><text:span text:style-name="MT25">bearbeiten</text:span></text:p>
        </draw:text-box>
      </draw:frame>
      <draw:frame draw:name="Untertitel 16" presentation:style-name="Mpr75" draw:text-style-name="MP6" draw:layer="backgroundobjects" svg:width="29.091cm" svg:height="4.868cm" svg:x="1.976cm" svg:y="10.411cm" presentation:class="subtitle">
        <draw:text-box>
          <text:p text:style-name="MP20"><text:span text:style-name="MT24">Master-Untertitelformat bearbeiten</text:span></text:p>
        </draw:text-box>
      </draw:frame>
      <presentation:notes style:page-layout-name="PM0">
        <draw:page-thumbnail presentation:style-name="Master1-Layout15-cust-1_5f_Abschnittsüberschrift-title" draw:layer="backgroundobjects" svg:width="0.001cm" svg:height="0.001cm" svg:x="0cm" svg:y="2.257cm" presentation:class="page"/>
        <draw:frame presentation:style-name="Master1-Layout15-cust-1_5f_Abschnitts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6-cust-2_5f_Inhalt-mit-Überschrift" style:display-name="Master1-Layout16-cust-2_Inhalt-mit-Überschrift" style:page-layout-name="PM1" draw:style-name="Mdp17">
      <draw:frame draw:name="Textplatzhalter 2" presentation:style-name="Mpr78" draw:text-style-name="MP6" draw:layer="Master1-bg" svg:width="10.16cm" svg:height="12.303cm" svg:x="2.54cm" svg:y="5.159cm" presentation:class="outline">
        <draw:text-box>
          <text:list text:style-name="ML2">
            <text:list-item>
              <text:p text:style-name="MP17"><text:span text:style-name="MT12">Mastertextformat bearbeiten</text:span></text:p>
            </text:list-item>
          </text:list>
        </draw:text-box>
      </draw:frame>
      <draw:frame draw:name="Inhaltsplatzhalter 3" presentation:style-name="Mpr79" draw:text-style-name="MP6" draw:layer="backgroundobjects" svg:width="18.932cm" svg:height="12.303cm" svg:x="13.241cm" svg:y="5.159cm" presentation:class="title">
        <draw:text-box>
          <text:list text:style-name="ML4">
            <text:list-item>
              <text:p text:style-name="MP7"><text:span text:style-name="MT4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12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80" draw:text-style-name="MP6" draw:layer="backgroundobjects" svg:width="30.762cm" svg:height="3.175cm" svg:x="1.693cm" svg:y="1.956cm" presentation:class="title">
        <draw:text-box>
          <text:p text:style-name="MP15"><text:span text:style-name="MT26">Mastertitelformat bearbeiten</text:span></text:p>
        </draw:text-box>
      </draw:frame>
      <presentation:notes style:page-layout-name="PM0">
        <draw:page-thumbnail presentation:style-name="Master1-Layout16-cust-2_5f_Inhalt-mit-Überschrift-title" draw:layer="backgroundobjects" svg:width="0.001cm" svg:height="0.001cm" svg:x="0cm" svg:y="2.257cm" presentation:class="page"/>
        <draw:frame presentation:style-name="Master1-Layout16-cust-2_5f_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PowerPoint-Präsentation</dc:title>
    <meta:initial-creator>Chris Landolt</meta:initial-creator>
    <meta:creation-date>2022-11-02T16:10:43Z</meta:creation-date>
    <dc:date>2022-12-18T12:02:31.190880702</dc:date>
    <meta:editing-cycles>86</meta:editing-cycles>
    <meta:editing-duration>P5DT4H10S</meta:editing-duration>
    <meta:document-statistic meta:object-count="194"/>
    <meta:user-defined meta:name="ContentTypeId">0x010100E6AAFAE40F81DB408397E39059F134E1</meta:user-defined>
  </office:meta>
</office:document-meta>
</file>